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626262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626262" fo:font-size="11pt" fo:language="en" fo:country="none" fo:font-weight="bold" style:font-size-asian="11pt" style:font-weight-asian="bold" style:font-size-complex="11pt" style:font-weight-complex="bold"/>
    </style:style>
    <style:style style:name="T1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P3 - (what.)</text:p>
      <text:p text:style-name="P1">(oh...)</text:p>
      <text:p text:style-name="P1">(i dont think i'm supposed to.)</text:p>
      <text:p text:style-name="P1">(not really.)</text:p>
      <text:p text:style-name="P1">MP4 - (huh?)</text:p>
      <text:p text:style-name="P1">(what makes you say that.)</text:p>
      <text:p text:style-name="P1">(ok, yeah, it's mine. maybe i got tired of interloping shitbags traipsing through my PRIVATE and PERSONAL memories.)</text:p>
      <text:p text:style-name="P1">OH</text:p>
      <text:p text:style-name="P1">MOVE OVER, I'LL TYPE IT FOR YOU.</text:p>
      <text:p text:style-name="P1">OH MY GOD, THAT IS SO UNREASONABLE. HOW IS IT NOT PRETTY MUCH THE MOST REASONABLE FUCKING THING IN THE WORLD TO LET ME JUST TYPE MY OWN PASSWORD???</text:p>
      <text:p text:style-name="P1">NO!!! ANYTHING BUT THAT.</text:p>
      <text:p text:style-name="P1">ALRIGHT, I'LL TELL YOU, JUST...</text:p>
      <text:p text:style-name="P1">DON'T GO BLABBING IT AROUND.</text:p>
      <text:p text:style-name="P1">THE PASSWORD IS...</text:p>
      <text:p text:style-name="P1">IF I HATE MYSELF SO MUCH, THEN WHY DON'T I HATEMARRY MYSELF!!!!!!!</text:p>
      <text:p text:style-name="P1">NOTHING. IT'S NONE OF YOUR BUSINESS.</text:p>
      <text:p text:style-name="P1">IT'S JUST SOMETHING THAT REMINDS ME OF AN OLD FRIEND. ALRIGHT?! CAN WE GET GOING NOW?</text:p>
      <text:p text:style-name="P1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8" meta:word-count="127" meta:character-count="688"/>
    <meta:generator>OpenOffice/4.1.2$Win32 OpenOffice.org_project/412m3$Build-9782</meta:generator>
  </office:meta>
</office:document-meta>
</file>